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2.62" calcext:value-type="float">
            <text:p>92,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53.92" calcext:value-type="float">
            <text:p>53,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3.05" calcext:value-type="float">
            <text:p>93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2.79" calcext:value-type="float">
            <text:p>92,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53.41" calcext:value-type="float">
            <text:p>53,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2.43" calcext:value-type="float">
            <text:p>92,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2.94" calcext:value-type="float">
            <text:p>92,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2.86" calcext:value-type="float">
            <text:p>92,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54.03" calcext:value-type="float">
            <text:p>54,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1.105" calcext:value-type="float">
            <text:p>81,105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3:01:42.379004129</meta:creation-date>
    <dc:date>2018-01-14T23:03:53.227461444</dc:date>
    <meta:editing-duration>PT2M10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